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39101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9752" calcext:value-type="float">
            <text:p>52.8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101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101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6704" calcext:value-type="float">
            <text:p>52.8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101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1504" calcext:value-type="float">
            <text:p>53.1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101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8092" calcext:value-type="float">
            <text:p>53.0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101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228" calcext:value-type="float">
            <text:p>52.5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101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7704" calcext:value-type="float">
            <text:p>53.2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101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088" calcext:value-type="float">
            <text:p>52.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101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0208" calcext:value-type="float">
            <text:p>53.4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101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2088" calcext:value-type="float">
            <text:p>53.2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101</text:p>
          </table:table-cell>
          <table:table-cell office:value-type="string" calcext:value-type="string">
            <text:p>201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0312" calcext:value-type="float">
            <text:p>53.5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101</text:p>
          </table:table-cell>
          <table:table-cell office:value-type="string" calcext:value-type="string">
            <text:p>201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236" calcext:value-type="float">
            <text:p>53.1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101</text:p>
          </table:table-cell>
          <table:table-cell office:value-type="string" calcext:value-type="string">
            <text:p>201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5056" calcext:value-type="float">
            <text:p>52.6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101</text:p>
          </table:table-cell>
          <table:table-cell office:value-type="string" calcext:value-type="string">
            <text:p>201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0048" calcext:value-type="float">
            <text:p>52.2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101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5208" calcext:value-type="float">
            <text:p>51.5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101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548" calcext:value-type="float">
            <text:p>51.4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101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7592" calcext:value-type="float">
            <text:p>50.8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101</text:p>
          </table:table-cell>
          <table:table-cell office:value-type="string" calcext:value-type="string">
            <text:p>200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7952" calcext:value-type="float">
            <text:p>49.9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101</text:p>
          </table:table-cell>
          <table:table-cell office:value-type="string" calcext:value-type="string">
            <text:p>200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2752" calcext:value-type="float">
            <text:p>50.2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101</text:p>
          </table:table-cell>
          <table:table-cell office:value-type="string" calcext:value-type="string">
            <text:p>200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5576" calcext:value-type="float">
            <text:p>49.1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101</text:p>
          </table:table-cell>
          <table:table-cell office:value-type="string" calcext:value-type="string">
            <text:p>200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4304" calcext:value-type="float">
            <text:p>48.9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101</text:p>
          </table:table-cell>
          <table:table-cell office:value-type="string" calcext:value-type="string">
            <text:p>200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3824" calcext:value-type="float">
            <text:p>48.8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101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9672" calcext:value-type="float">
            <text:p>48.4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101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101</text:p>
          </table:table-cell>
          <table:table-cell office:value-type="string" calcext:value-type="string">
            <text:p>199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3648" calcext:value-type="float">
            <text:p>46.7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101</text:p>
          </table:table-cell>
          <table:table-cell office:value-type="string" calcext:value-type="string">
            <text:p>199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0712" calcext:value-type="float">
            <text:p>45.3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101</text:p>
          </table:table-cell>
          <table:table-cell office:value-type="string" calcext:value-type="string">
            <text:p>199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9792" calcext:value-type="float">
            <text:p>45.5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101</text:p>
          </table:table-cell>
          <table:table-cell office:value-type="string" calcext:value-type="string">
            <text:p>199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101</text:p>
          </table:table-cell>
          <table:table-cell office:value-type="string" calcext:value-type="string">
            <text:p>199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764" calcext:value-type="float">
            <text:p>45.8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101</text:p>
          </table:table-cell>
          <table:table-cell office:value-type="string" calcext:value-type="string">
            <text:p>199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2152" calcext:value-type="float">
            <text:p>45.4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101</text:p>
          </table:table-cell>
          <table:table-cell office:value-type="string" calcext:value-type="string">
            <text:p>199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101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3136" calcext:value-type="float">
            <text:p>44.9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101</text:p>
          </table:table-cell>
          <table:table-cell office:value-type="string" calcext:value-type="string">
            <text:p>198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0504" calcext:value-type="float">
            <text:p>45.1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101</text:p>
          </table:table-cell>
          <table:table-cell office:value-type="string" calcext:value-type="string">
            <text:p>198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101</text:p>
          </table:table-cell>
          <table:table-cell office:value-type="string" calcext:value-type="string">
            <text:p>198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0312" calcext:value-type="float">
            <text:p>45.9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101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4568" calcext:value-type="float">
            <text:p>46.4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101</text:p>
          </table:table-cell>
          <table:table-cell office:value-type="string" calcext:value-type="string">
            <text:p>198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5384" calcext:value-type="float">
            <text:p>46.1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101</text:p>
          </table:table-cell>
          <table:table-cell office:value-type="string" calcext:value-type="string">
            <text:p>198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4672" calcext:value-type="float">
            <text:p>46.5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101</text:p>
          </table:table-cell>
          <table:table-cell office:value-type="string" calcext:value-type="string">
            <text:p>198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2976" calcext:value-type="float">
            <text:p>47.4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101</text:p>
          </table:table-cell>
          <table:table-cell office:value-type="string" calcext:value-type="string">
            <text:p>198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9864" calcext:value-type="float">
            <text:p>47.6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101</text:p>
          </table:table-cell>
          <table:table-cell office:value-type="string" calcext:value-type="string">
            <text:p>198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7152" calcext:value-type="float">
            <text:p>47.3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1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7152" calcext:value-type="float">
            <text:p>47.3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101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2952" calcext:value-type="float">
            <text:p>48.0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101</text:p>
          </table:table-cell>
          <table:table-cell office:value-type="string" calcext:value-type="string">
            <text:p>197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1784" calcext:value-type="float">
            <text:p>47.8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101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05416" calcext:value-type="float">
            <text:p>47.9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101</text:p>
          </table:table-cell>
          <table:table-cell office:value-type="string" calcext:value-type="string">
            <text:p>197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3184" calcext:value-type="float">
            <text:p>47.5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101</text:p>
          </table:table-cell>
          <table:table-cell office:value-type="string" calcext:value-type="string">
            <text:p>197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0448" calcext:value-type="float">
            <text:p>47.7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101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6672" calcext:value-type="float">
            <text:p>47.2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101</text:p>
          </table:table-cell>
          <table:table-cell office:value-type="string" calcext:value-type="string">
            <text:p>197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0888" calcext:value-type="float">
            <text:p>47.4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101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3328" calcext:value-type="float">
            <text:p>47.9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101</text:p>
          </table:table-cell>
          <table:table-cell office:value-type="string" calcext:value-type="string">
            <text:p>197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5464" calcext:value-type="float">
            <text:p>46.7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101</text:p>
          </table:table-cell>
          <table:table-cell office:value-type="string" calcext:value-type="string">
            <text:p>197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6672" calcext:value-type="float">
            <text:p>47.2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101</text:p>
          </table:table-cell>
          <table:table-cell office:value-type="string" calcext:value-type="string">
            <text:p>196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5984" calcext:value-type="float">
            <text:p>47.1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101</text:p>
          </table:table-cell>
          <table:table-cell office:value-type="string" calcext:value-type="string">
            <text:p>196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7152" calcext:value-type="float">
            <text:p>47.3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101</text:p>
          </table:table-cell>
          <table:table-cell office:value-type="string" calcext:value-type="string">
            <text:p>196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101</text:p>
          </table:table-cell>
          <table:table-cell office:value-type="string" calcext:value-type="string">
            <text:p>196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6032" calcext:value-type="float">
            <text:p>45.9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101</text:p>
          </table:table-cell>
          <table:table-cell office:value-type="string" calcext:value-type="string">
            <text:p>196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101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4432" calcext:value-type="float">
            <text:p>44.6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101</text:p>
          </table:table-cell>
          <table:table-cell office:value-type="string" calcext:value-type="string">
            <text:p>196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6" meta:object-count="0"/>
    <meta:user-defined meta:name="AppVersion">3.0</meta:user-defined>
  </office:meta>
</office:document-meta>
</file>